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AccessTest.can_access_non_opened_module_with_module_member_access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oduleAccessTest.can_read_unopened_private_field_but_exception_includes_cau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uleAccessTest.cannot_read_unopened_private_field_but_exception_includes_cau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oduleAccessTest.cannot_access_non_opened_module_with_reflection_member_access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